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4pt" fo:font-weight="bold" officeooo:rsid="0009aa9c" officeooo:paragraph-rsid="0009aa9c" style:font-size-asian="21pt" style:font-weight-asian="bold" style:font-size-complex="24pt" style:font-weight-complex="bold"/>
    </style:style>
    <style:style style:name="P2" style:family="paragraph" style:parent-style-name="Standard">
      <style:paragraph-properties fo:text-align="center" style:justify-single-word="false"/>
      <style:text-properties style:font-name="Arial" fo:font-size="28pt" fo:font-weight="bold" officeooo:rsid="0009aa9c" officeooo:paragraph-rsid="0009aa9c"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font-name="Arial" fo:font-size="26pt" fo:font-weight="bold" officeooo:rsid="0009aa9c" officeooo:paragraph-rsid="0009aa9c"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fo:font-size="16pt" fo:font-weight="normal" officeooo:rsid="000ab1b1" officeooo:paragraph-rsid="000ab1b1" style:font-size-asian="14pt" style:font-weight-asian="normal" style:font-size-complex="16pt" style:font-weight-complex="normal"/>
    </style:style>
    <style:style style:name="P5" style:family="paragraph" style:parent-style-name="Standard">
      <style:paragraph-properties fo:text-align="start" style:justify-single-word="false"/>
      <style:text-properties style:font-name="Arial" fo:font-size="16pt" fo:font-weight="normal" officeooo:rsid="000ab1b1" officeooo:paragraph-rsid="000e6f39" style:font-size-asian="14pt" style:font-weight-asian="normal" style:font-size-complex="16pt" style:font-weight-complex="normal"/>
    </style:style>
    <style:style style:name="P6" style:family="paragraph" style:parent-style-name="Standard">
      <style:paragraph-properties fo:text-align="start" style:justify-single-word="false"/>
      <style:text-properties style:font-name="Arial" fo:font-size="16pt" fo:font-weight="normal" officeooo:rsid="0010354c" officeooo:paragraph-rsid="0010354c" style:font-size-asian="14pt" style:font-weight-asian="normal" style:font-size-complex="16pt" style:font-weight-complex="normal"/>
    </style:style>
    <style:style style:name="P7" style:family="paragraph" style:parent-style-name="Standard" style:list-style-name="L1">
      <style:paragraph-properties fo:text-align="start" style:justify-single-word="false"/>
      <style:text-properties style:font-name="Arial" fo:font-size="16pt" fo:font-weight="bold" officeooo:rsid="000e6f39" officeooo:paragraph-rsid="000e6f39" style:font-size-asian="16pt" style:font-weight-asian="bold" style:font-size-complex="16pt" style:font-weight-complex="bold"/>
    </style:style>
    <style:style style:name="T1" style:family="text">
      <style:text-properties officeooo:rsid="000e6f39"/>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munication and Presentation Skills</text:p>
      <text:p text:style-name="P2"/>
      <text:p text:style-name="P2"/>
      <text:p text:style-name="P2"/>
      <text:p text:style-name="P3">Assignment # 0<text:span text:style-name="T1">3</text:span></text:p>
      <text:p text:style-name="P3"/>
      <text:p text:style-name="P3"/>
      <text:p text:style-name="P3"/>
      <text:p text:style-name="P3">Name: Hamza Shahid</text:p>
      <text:p text:style-name="P3">Section: BSCS-2A</text:p>
      <text:p text:style-name="P3">Roll no: 20P-0117</text:p>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Skill learning activity <text:span text:style-name="T1">2.6</text:span></text:p>
      <text:p text:style-name="P1"/>
      <text:list xml:id="list704275847" text:style-name="L1">
        <text:list-item>
          <text:p text:style-name="P7">When Franco comes from the doctor’s office, you notice that he looks pale and his shoulders are slumped. Glancing at you with a sad look, he shrugs his shoulders. You say:</text:p>
        </text:list-item>
      </text:list>
      <text:p text:style-name="P6">Franco! Are you okay? What did the doctor said? I hope there is nothing worse about your tumor.</text:p>
      <text:p text:style-name="P5"/>
      <text:list xml:id="list234507125110377" text:continue-numbering="true" text:style-name="L1">
        <text:list-item>
          <text:p text:style-name="P7">As you return the basketball you borrowed from Liam, you smile and say, “Thanks, here’s your ball.” You notice Liam stiffen, grab the ball, and, turning abruptly, walk away. You say:</text:p>
        </text:list-item>
      </text:list>
      <text:p text:style-name="P6">Liam! I am sorry for the delay in returning ball. We were having so much fun that we forgot about the time.</text:p>
      <text:p text:style-name="P5"/>
      <text:list xml:id="list234505710927491" text:continue-numbering="true" text:style-name="L1">
        <text:list-item>
          <text:p text:style-name="P7">Natalie, who has been waiting to hear about the scholarship, dances into the room with a huge grin on her face. You say:</text:p>
        </text:list-item>
      </text:list>
      <text:p text:style-name="P6">Okay, lemme guess, you have got the scholarship you were waiting for. Isn’t it?</text:p>
      <text:p text:style-name="P5"/>
      <text:list xml:id="list234505343731148" text:continue-numbering="true" text:style-name="L1">
        <text:list-item>
          <text:p text:style-name="P7">You see your advisor in the hall and ask her if she can meet with you on Wednesday afternoon to discuss your schedule of classes for next term. You notice that she pauses, frowns, sighs, turn slowly, and says, “I guess so.” You say:</text:p>
        </text:list-item>
      </text:list>
      <text:p text:style-name="P6">Ma’am, if you have busy schedule, we can meet next Wednesday or when you are fre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9T23:35:03.708696800</meta:creation-date>
    <dc:date>2023-03-19T23:43:23.685682318</dc:date>
    <meta:editing-duration>PT12M53S</meta:editing-duration>
    <meta:editing-cycles>2</meta:editing-cycles>
    <meta:generator>LibreOffice/7.2.2.2$Linux_X86_64 LibreOffice_project/20$Build-2</meta:generator>
    <meta:document-statistic meta:table-count="0" meta:image-count="0" meta:object-count="0" meta:page-count="2" meta:paragraph-count="14" meta:word-count="222" meta:character-count="1206" meta:non-whitespace-character-count="1002"/>
  </office:meta>
</office:document-meta>
</file>